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2CCAB6E4FC9.png" manifest:media-type="image/png"/>
  <manifest:file-entry manifest:full-path="Pictures/100000010000014F000002C5FE2753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9.128cm" svg:height="18.946cm" draw:z-index="0"><draw:image xlink:href="Pictures/1000000100000159000002CCAB6E4FC9.png" xlink:type="simple" xlink:show="embed" xlink:actuate="onLoad" draw:mime-type="image/png"/></draw:frame>.</text:p>
      <text:p text:style-name="Standard"><draw:frame draw:style-name="fr1" draw:name="Изображение2" text:anchor-type="char" svg:width="8.864cm" svg:height="18.761cm" draw:z-index="1"><draw:image xlink:href="Pictures/100000010000014F000002C5FE27539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7:37:03.459000000</meta:creation-date>
    <dc:date>2024-10-08T17:38:28.236000000</dc:date>
    <meta:editing-duration>PT1M25S</meta:editing-duration>
    <meta:editing-cycles>1</meta:editing-cycles>
    <meta:document-statistic meta:table-count="0" meta:image-count="2" meta:object-count="0" meta:page-count="2" meta:paragraph-count="1" meta:word-count="1" meta:character-count="1" meta:non-whitespace-character-count="1"/>
    <meta:generator>LibreOffice/24.2.4.2$Windows_X86_64 LibreOffice_project/51a6219feb6075d9a4c46691dcfe0cd9c4fff3c2</meta:generator>
  </office:meta>
</office:document-meta>
</file>